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style:border-line-width-bottom="0.002cm 0.035cm 0.002cm" fo:padding="0.074cm" fo:border-left="none" fo:border-right="none" fo:border-top="none" fo:border-bottom="0.06pt double #000000" style:join-border="false"/>
    </style:style>
    <style:style style:name="T1" style:family="text">
      <style:text-properties style:text-position="33% 80%"/>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ectronic Frontier Foundation propone una nueva lucha <text:s/>contra <text:s/>el abuso de las patentes de software</text:p>
      <text:p text:style-name="Standard"/>
      <text:p text:style-name="Text_20_body">The Electronic Frontier Foundation, which has long been at the forefront of fighting software patent abuse with its <text:a xlink:type="simple" xlink:href="http://www.networkworld.com/community/blog/preliminary-finding-invalidates-voip-patent-s">Patent Busting Project</text:a>, is promising to launch a new initiative called "Patent Fail: In Defense of Innovation."</text:p>
      <text:p text:style-name="Text_20_body">What will that entail?</text:p>
      <text:p text:style-name="Text_20_body">We don't know. A <text:a xlink:type="simple" xlink:href="https://www.eff.org/deeplinks/2012/02/why-patent-system-doesnt-play">blog post</text:a> today by EFF staff attorney <text:a xlink:type="simple" xlink:href="https://www.eff.org/about/staff/julie-samuels">Julie Samuels</text:a> introducing the effort, and a separate page offering a more detailed explanation of its necessity, provide almost nothing in terms of specifics. (Updated: A bit more below.)</text:p>
      <text:p text:style-name="P1"><text:a xlink:type="simple" xlink:href="http://www.networkworld.com/slideshow/27499"><text:span text:style-name="Strong_20_Emphasis">(2012’s 25 Geekiest 25</text:span></text:a><text:a xlink:type="simple" xlink:href="http://www.networkworld.com/slideshow/27499"><text:span text:style-name="Strong_20_Emphasis"><text:span text:style-name="T1">th</text:span></text:span></text:a><text:a xlink:type="simple" xlink:href="http://www.networkworld.com/slideshow/27499"><text:span text:style-name="Strong_20_Emphasis"> Anniversaries)</text:span></text:a></text:p>
      <text:p text:style-name="Text_20_body">The blog post by Samuels summarizes the well-known litany of complaints about the current software patent system, and concludes: "EFF is committed to defending innovation and fixing the problems with software patents in the long-term. That's why we'll soon be launching our new campaign around software patents, Patent Fail: In Defense of Innovation. Stay tuned."</text:p>
      <text:p text:style-name="Text_20_body">The <text:a xlink:type="simple" xlink:href="https://www.eff.org/patent">"Patent Fail" page</text:a> offers little more than additional tease:</text:p>
      <text:p text:style-name="Quotations">Below, we explain these problems in more detail, and why we believe it's time to start over. Patents are supposed to help encourage the development and sharing of new technologies. In the coming months, we will be rolling out a set of new tools and techniques that we believe can help shift the patent system in the right direction.</text:p>
      <text:p text:style-name="Quotations">EFF has always stood up for the freedom to tinker and the right to innovate. It's time the patent system did the same. That's why EFF is launching a new campaign around patents-Patent Fail: In Defense of Innovation. Check back here for updates.</text:p>
      <text:p text:style-name="Text_20_body">That one phrase - "new tools and techniques" - is about as concrete as the announcement gets ... which is to say not very concrete.</text:p>
      <text:p text:style-name="Text_20_body">One thing the EFF does make clear is that advocating for the abolishment of software patents is not likely to be part of this new project:</text:p>
      <text:p text:style-name="Quotations">Given all of these problems, it's not surprising that many of today's inventors are choosing to opt-out of the patent system. Software developers have led the way: indeed, many in the Free and Open Source Software (FOSS) movement argue forcefully that software patents should be abolished. FOSS developers are creating new software (and often giving it away for free) without trying to slap on legal protections for their work or stop others from using it and innovating on top of it.</text:p>
      <text:p text:style-name="Quotations">While compelling, there are risks to this strong approach. Every piece of software released to the world without legal protections may leave open a door for someone else to attempt to patent the same technology (and may leave its creators more open to legal threats without a patent to wield defensively). Such a scenario may result in years wasted in litigation and the existence of a patent used as a sword to scare away further innovators.</text:p>
      <text:p text:style-name="Text_20_body">I've asked for additional details.</text:p>
      <text:p text:style-name="Text_20_body">In the meantime, I guess we'll have to stay tuned.</text:p>
      <text:p text:style-name="Text_20_body">(Update: Just got a bit more from Samuels via email:  "The project has three components: educating <text:soft-page-break/>individuals about the problems with the current patent system, providing individuals with resources to deal with patent issues, and then exploring what the system should be in the long-term. Today we rolled out the first component. One of our next publications will be a resource toolkit for individuals sued by patent trolls.</text:p>
      <text:p text:style-name="Text_20_body">"We've noticed that more and more people are upset about the negative effects of software patents, and we want to start a conversation with people who might not practice in front of the patent office, but are affected by patents everyday. We're really looking forward to the new campaign.")</text:p>
      <text:p text:style-name="Standard"/>
      <text:p text:style-name="Standard">Articulo remezclado a partir de EFF promises new fight against software patent abuse, but ...</text:p>
      <text:p text:style-name="Standard">http://www.networkworld.com/community/blog/eff-promises-new-fight-against-software-patent-abuse</text:p>
      <text:p text:style-name="Standard"/>
      <text:p text:style-name="Standard">Web de la Electronic Frontier Foundation</text:p>
      <text:p text:style-name="Standard"><text:a xlink:type="simple" xlink:href="https://www.eff.org/">https://www.eff.org/</text:a></text:p>
      <text:p text:style-name="Standard"/>
      <text:p text:style-name="P4"/>
      <text:p text:style-name="Standard"/>
      <text:h text:style-name="Heading_20_2" text:outline-level="2">Why the Patent System Doesn't Play Well with Software: If Eolas Went the Other Way Cuando el sistema de patentes no le hace bien al Software: Si EOLAS</text:h>
      <text:p text:style-name="Text_20_body"/>
      <text:p text:style-name="Text_20_body">Todos respiramos ondo: parece que tenemos un momento de buen juicio en la guerra de patentes. La semana pasada un jurado invalidó las peligrosas patentes de Eolas, con esta los dueños reclamaban <text:s text:c="2"/>sobre algo que afectaría todo internet. Las patente que originalmente fueron otorgadas para una invención que ayudaba a los médicos a ver imágenes de embriones en los inicios de las Web. Unos pocos años después, oliendo a dinero fácil, sus dueños insisten que ellos tenían derecho a veto sobre cualquier mecanismo usado para empotrar un objeto en una pagina web. ¿de verdad? Las patentes parecen obvias <text:s/>ahora en 2012 y antes en 1994 cuando fueron archivadas por primera vez. Por fortuna, un jurado que comprendió e hizo lo que debió hacer hace años: invalidar esta patente peligrosa. </text:p>
      <text:p text:style-name="Text_20_body">Everyone, take a deep breath: it seems we’ve had a moment of sanity in the patent wars. Last week, a jury invalidated the dangerous Eolas patents, which their owner claimed covered, well, essentially the whole Internet. The patents were originally granted for an invention that helped doctors to view images of embryos over the early Web. A few years later, smelling quick cash, their owner insisted that they had a veto right on any mechanism used to embed an object in a web document. Really? The patents were obvious—now in 2012, and back in 1994, when the first one was filed. Thankfully, a jury realized that and did what should have happened years ago: it invalidated these dangerous patents</text:p>
      <text:p text:style-name="Text_20_body">Everyone, take a deep breath: it seems we’ve had a moment of sanity in the patent wars. Last week, a jury invalidated the dangerous Eolas patents, which their owner claimed covered, well, essentially the whole Internet. The patents were originally granted for an invention that helped doctors to view images of embryos over the early Web. A few years later, smelling quick cash, their owner insisted that they had a veto right on any mechanism used to embed an object in a web document. Really? The patents were obvious—now in 2012, and back in 1994, when the first one was filed. Thankfully, a jury realized that and did what should have happened years ago: it invalidated these dangerous patents.</text:p>
      <text:p text:style-name="Text_20_body">That's the good news. The bad news: it came after the patents already caused plenty of damage. <text:soft-page-break/>Companies large and small have taken licenses from Eolas rather than pay millions to fight in court. Many, such as Tim Berners-Lee (<text:a xlink:type="simple" xlink:href="http://www.wired.com/threatlevel/2012/02/tim-berners-lee-patent/">who testified during trial</text:a>), <text:a xlink:type="simple" xlink:href="http://www.w3.org/2003/10/27-rogan.html">warned</text:a> about the dangers of the Eolas patents: </text:p>
      <text:p text:style-name="Standard"/>
      <text:p text:style-name="Standard"/>
      <text:p text:style-name="P4"/>
      <text:p text:style-name="Standard"/>
      <text:p text:style-name="Text_20_body"/>
      <text:p text:style-name="P2">Necesitamos una solución real</text:p>
      <text:p text:style-name="P3">El sistema de patentes en su forma actual, sobre todo en el mundo del software, es insostenible. Necesitamos un sistema de patentes que en realidad fomenta la innovación, o al menos, que nos saque de este camino.</text:p>
      <text:p text:style-name="P4"/>
      <text:p text:style-name="Standard"/>
      <text:p text:style-name="Standard"/>
      <text:p text:style-name="Standard">La EFF (Fundación Fronteras Electrónicas) propone campaña contra las patentes de Software.</text:p>
      <text:p text:style-name="Standard"/>
      <text:p text:style-name="Standard">La EFF es una fundación dedicada a proteger los derechos digitales<text:note text:id="ftn0" text:note-class="footnote"><text:note-citation>1</text:note-citation><text:note-body><text:p text:style-name="Footnote"/></text:note-body></text:note> fundada en julio de 1990, su oficina se encuentra en San Francisco, California<text:note text:id="ftn1" text:note-class="footnote"><text:note-citation>2</text:note-citation><text:note-body><text:p text:style-name="Footnote">https://www.eff.org/about/contact</text:p></text:note-body></text:note>. “<text:span text:style-name="T2">[...] [las] tecnologías están transformando nuestra sociedad y nos da el poder para hablar a ciudadanos, creadores y consumidores. Cuando nuestras libertades en el mundo en internet están bajo ataque, la Electronic Frontier Foundation (EFF) es la primera línea de defensa...</text:span>”. Desde pasado 15 de febrero se puede leer en su página web la promesa del lanzamiento de una campaña denominada <text:span text:style-name="T2">Patente de Falla: en defensa de la innovación (Patent Fail: In Defense of Innovation)</text:span>.</text:p>
      <text:p text:style-name="Standard"/>
      <text:p text:style-name="Standard">Las patentes de Software hacen daño a la innovación: “[...] [la] EFF esta comprometida con la defensa de la innovación y la corrección de los problemas de patentes de software a largo plazo. Es por eso que muy pronto vamos a lanzar nuestra nueva campaña en torno a las patentes de software Patente de Falla: En defensa de la Innovación...”</text:p>
      <text:p text:style-name="Standard"/>
      <text:p text:style-name="Standard">Días antes se conoció el fallo de una corte de Texas sobre la demanda de <text:span text:style-name="Emphasis">Eolas Technology</text:span> sobre el uso de “DISTRIBUTED HYPERMEDIA METHOD FOR AUTOMATICALLY INVOKING EXTERNAL APPLICATION PROVIDING INTERACTION AND DISPLAY OF EMBEDDED OBJECTS WITHIN A HYPERMEDIA DOCUMENT ” que se encuentran en las patentes numero 5838906 de 1998 y la numero 7599985 de 2009, la corte declaró negada la demanda, la EFF se refiere al fallo de esta manera: “[...] <text:span text:style-name="T2">Todos respiramos hondo: parece que tenemos un momento de buen juicio en la guerra de patentes. La semana pasada un jurado invalidó las peligrosas patentes de Eolas, con esta los dueños reclamaban sobre algo que afectaría todo internet. Las patentes que originalmente fueron otorgadas para una invención que ayudaba a los médicos a ver imágenes de embriones en los inicios de las Web. Unos pocos años después, oliendo a dinero fácil, sus dueños insisten que ellos tenían derecho a veto sobre cualquier mecanismo usado para empotrar un objeto en una pagina web. ¿De verdad? Las patentes parecen obvias <text:s/>ahora en 2012 y antes en 1994, cuando fueron archivadas por primera vez. Por fortuna, el jurado comprendió e hizo lo que debió hacer hace años: invalidar esta patente peligrosa...</text:span>”</text:p>
      <text:p text:style-name="Standard"/>
      <text:p text:style-name="Standard"><text:soft-page-break/>La posición de la EFF es bastante clara con respecto a las patentes de software: “[...] El sistema de patentes en su forma actual, sobre todo en el mundo del software, es insostenible. Necesitamos un sistema de patentes que en realidad fomenta la innovación, o al menos, que nos saque de este camino...”.</text:p>
      <text:p text:style-name="Standard"/>
      <text:p text:style-name="P3">En nuestro país a diferencia de los Estados Unidos parece no ser posible patentar software, la ley reguladora en materia de patentes en Venezuela es la Ley de Propiedad Industrial de 1956, que permite patentar invenciones o descubrimientos siempre que tengan una aplicación <text:s/>industri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Condensed" style:font-size-asian="24pt" style:font-weight-asian="bold" style:font-name-complex="FreeSans" style:font-size-complex="2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Light" style:font-size-asian="18pt" style:font-weight-asian="bold" style:font-name-complex="FreeSan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7T19:39:43</meta:creation-date>
    <dc:date>2012-02-19T20:41:11</dc:date>
    <meta:editing-duration>PT3H58M41S</meta:editing-duration>
    <meta:editing-cycles>2</meta:editing-cycles>
    <meta:generator>LibreOffice/3.4$Linux LibreOffice_project/340m1$Build-502</meta:generator>
    <meta:document-statistic meta:table-count="0" meta:image-count="0" meta:object-count="0" meta:page-count="4" meta:paragraph-count="35" meta:word-count="1589" meta:character-count="9645" meta:non-whitespace-character-count="8084"/>
    <dc:creator>omerta </dc:creator>
  </office:meta>
</office:document-meta>
</file>